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4*"/>
    </style:style>
    <style:style style:name="Tabella1.B" style:family="table-column">
      <style:table-column-properties style:column-width="5.667cm" style:rel-column-width="21846*"/>
    </style:style>
    <style:style style:name="Tabella1.C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Noto Sans Mono CJK JP Bold" fo:font-size="40pt" fo:font-weight="bold" officeooo:rsid="0007eb18" officeooo:paragraph-rsid="0007eb18" style:font-size-asian="35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Sans Mono CJK JP Bold" fo:font-size="13pt" fo:font-weight="bold" officeooo:rsid="000db3e1" officeooo:paragraph-rsid="000db3e1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1" fo:font-size="8pt" officeooo:rsid="00095731" officeooo:paragraph-rsid="00095731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1" fo:font-size="8pt" officeooo:rsid="0007eb18" officeooo:paragraph-rsid="0007eb18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7eb18" officeooo:paragraph-rsid="0007eb18" fo:background-color="#fff200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7eb18" officeooo:paragraph-rsid="0007eb18" fo:background-color="#72bf44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b8891" officeooo:paragraph-rsid="000b8891" fo:background-color="#f04e4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7eb18" officeooo:paragraph-rsid="0007eb18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95731" officeooo:paragraph-rsid="00095731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0b9215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0c2953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11927a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13eb16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11927a" officeooo:paragraph-rsid="0011927a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95231f" style:font-name="Liberation Sans1" fo:font-size="8pt" fo:font-weight="bold" officeooo:rsid="000b9215" officeooo:paragraph-rsid="000b9215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95231f" style:font-name="Liberation Sans1" fo:font-size="8pt" fo:font-weight="bold" officeooo:rsid="000b9215" officeooo:paragraph-rsid="000c2953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ff1493" style:font-name="Liberation Sans1" fo:font-size="8pt" fo:font-weight="bold" officeooo:rsid="000b9215" officeooo:paragraph-rsid="000b9215" fo:background-color="transparent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f1493" style:font-name="Liberation Sans1" fo:font-size="8pt" fo:font-weight="bold" officeooo:rsid="000b9215" officeooo:paragraph-rsid="000c2953" fo:background-color="transparent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04e4d" style:font-name="Liberation Sans1" fo:font-size="14pt" fo:font-weight="bold" officeooo:rsid="000b8891" officeooo:paragraph-rsid="000b8891" style:font-size-asian="14pt" style:font-weight-asian="bold" style:font-size-complex="14pt" style:font-weight-complex="bold"/>
    </style:style>
    <style:style style:name="T1" style:family="text">
      <style:text-properties officeooo:rsid="00095731"/>
    </style:style>
    <style:style style:name="T2" style:family="text">
      <style:text-properties officeooo:rsid="000c2953"/>
    </style:style>
    <style:style style:name="T3" style:family="text">
      <style:text-properties fo:background-color="#7fffd4" loext:char-shading-value="0"/>
    </style:style>
    <style:style style:name="T4" style:family="text">
      <style:text-properties officeooo:rsid="0010d23b"/>
    </style:style>
    <style:style style:name="T5" style:family="text">
      <style:text-properties officeooo:rsid="0013379d"/>
    </style:style>
    <style:style style:name="T6" style:family="text">
      <style:text-properties officeooo:rsid="0013eb16"/>
    </style:style>
    <style:style style:name="T7" style:family="text">
      <style:text-properties officeooo:rsid="001554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I DA FARE</text:p>
      <text:p text:style-name="P2">(ULTIMO AGGIORNAMENTO: <text:span text:style-name="T3">02-01-2019</text:span>)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5">NOME CLASSE</text:p>
          </table:table-cell>
          <table:table-cell table:style-name="Tabella1.A1" office:value-type="string">
            <text:p text:style-name="P6">DESCRIZIONE BREVE CLASSE</text:p>
          </table:table-cell>
          <table:table-cell table:style-name="Tabella1.C1" office:value-type="string">
            <text:p text:style-name="P7">CLASSE FINITA ?</text:p>
          </table:table-cell>
        </table:table-row>
        <table:table-row>
          <table:table-cell table:style-name="Tabella1.A2" office:value-type="string">
            <text:p text:style-name="P8">JSON_Saver</text:p>
            <text:p text:style-name="P4"/>
            <text:p text:style-name="P10">INPUT: NIENTE</text:p>
            <text:p text:style-name="P15">OUTPUT: INSIEME DI FILE JSON</text:p>
            <text:p text:style-name="P17">(METODO SAVE)</text:p>
          </table:table-cell>
          <table:table-cell table:style-name="Tabella1.A2" office:value-type="string">
            <text:p text:style-name="P4">Permette di salvare tutte le candele ,contenute in una risposta ad una query ohlc, in un numero di file json diversificati in base al tipo di candela.</text:p>
          </table:table-cell>
          <table:table-cell table:style-name="Tabella1.C2" office:value-type="string">
            <text:p text:style-name="P19">NO</text:p>
          </table:table-cell>
        </table:table-row>
        <table:table-row>
          <table:table-cell table:style-name="Tabella1.A2" office:value-type="string">
            <text:p text:style-name="P8">Dataset_Maker</text:p>
            <text:p text:style-name="P4"/>
            <text:p text:style-name="P10">INPUT: PATH DEL JSON</text:p>
            <text:p text:style-name="P15">OUTPUT: <text:span text:style-name="T4">1</text:span> FILE .PKL</text:p>
            <text:p text:style-name="P17">(METODO EXTRACT)</text:p>
          </table:table-cell>
          <table:table-cell table:style-name="Tabella1.A2" office:value-type="string">
            <text:p text:style-name="P4">Permette di creare il Dataset</text:p>
          </table:table-cell>
          <table:table-cell table:style-name="Tabella1.C2" office:value-type="string">
            <text:p text:style-name="P19">NO</text:p>
          </table:table-cell>
        </table:table-row>
        <table:table-row>
          <table:table-cell table:style-name="Tabella1.A2" office:value-type="string">
            <text:p text:style-name="P8">Cleaner</text:p>
            <text:p text:style-name="P4"/>
            <text:p text:style-name="P10">INPUT: 1 LISTA DI LISTE, FEATURE_OGGETTO</text:p>
            <text:p text:style-name="P15">OUTPUT: 1 LISTA DI LISTE</text:p>
            <text:p text:style-name="P17">(TUTTI I METODI)</text:p>
          </table:table-cell>
          <table:table-cell table:style-name="Tabella1.A2" office:value-type="string">
            <text:p text:style-name="P4">Permett<text:span text:style-name="T1">e di fare Feature Scaling e Mean Normalization sui Dati</text:span></text:p>
          </table:table-cell>
          <table:table-cell table:style-name="Tabella1.C2" office:value-type="string">
            <text:p text:style-name="P19">NO</text:p>
          </table:table-cell>
        </table:table-row>
        <table:table-row>
          <table:table-cell table:style-name="Tabella1.A2" office:value-type="string">
            <text:p text:style-name="P9">Dataset_Splitter</text:p>
            <text:p text:style-name="P3"/>
            <text:p text:style-name="P12">INPUT: PATH DEL FILE PKL, <text:s text:c="4"/></text:p>
            <text:p text:style-name="P14">N_PORZIONI</text:p>
            <text:p text:style-name="P15">OUTPUT: 2 FILE PKL</text:p>
            <text:p text:style-name="P17">(METODO SPLIT)</text:p>
            <text:p text:style-name="P17"/>
            <text:p text:style-name="P12">INPUT: PATH DEL FILE PKL, PORZIONE_DA_ESCLUDERE,</text:p>
            <text:p text:style-name="P14">N_PORZIONI</text:p>
            <text:p text:style-name="P15">OUTPUT: <text:span text:style-name="T5">4</text:span> LISTE DI LISTE</text:p>
            <text:p text:style-name="P17">(METODO MERGE)</text:p>
            <text:p text:style-name="P17"/>
          </table:table-cell>
          <table:table-cell table:style-name="Tabella1.A2" office:value-type="string">
            <text:p text:style-name="P3">Permette di suddividere il Dataset in Training e Test-Set.</text:p>
            <text:p text:style-name="P3">Inoltre questa classe fornisce un supporto per applicare la <text:span text:style-name="T7">k</text:span>-Cross-Validation.</text:p>
          </table:table-cell>
          <table:table-cell table:style-name="Tabella1.C2" office:value-type="string">
            <text:p text:style-name="P19">NO</text:p>
          </table:table-cell>
        </table:table-row>
        <table:table-row>
          <table:table-cell table:style-name="Tabella1.A2" office:value-type="string">
            <text:p text:style-name="P9">Curve</text:p>
            <text:p text:style-name="P3"/>
            <text:p text:style-name="P10">INPUT: LISTA DELLE X, LISTA DELLE Y</text:p>
            <text:p text:style-name="P15">OUTPUT: GRAFICO</text:p>
            <text:p text:style-name="P17">(TUTTI I METODI)</text:p>
          </table:table-cell>
          <table:table-cell table:style-name="Tabella1.A2" office:value-type="string">
            <text:p text:style-name="P3">Serve per disegnare una serie di grafici utili per il debug del Learning</text:p>
          </table:table-cell>
          <table:table-cell table:style-name="Tabella1.C2" office:value-type="string">
            <text:p text:style-name="P19">NO</text:p>
          </table:table-cell>
        </table:table-row>
        <table:table-row>
          <table:table-cell table:style-name="Tabella1.A2" office:value-type="string">
            <text:p text:style-name="P9">Normal_Equations</text:p>
            <text:p text:style-name="P3"/>
            <text:p text:style-name="P10">INPUT: LISTA TRAINING, LISTA ETICHETTE</text:p>
            <text:p text:style-name="P15">OUTPUT: OGGETTO CLASSE LINEARREGRESSION</text:p>
            <text:p text:style-name="P17">(METODO LEARN)</text:p>
          </table:table-cell>
          <table:table-cell table:style-name="Tabella1.A2" office:value-type="string">
            <text:p text:style-name="P3">Serve per apprendere i migliori parametri per il modello sfruttando l’Algoritmo di Learning delle “Equazioni Normali”</text:p>
          </table:table-cell>
          <table:table-cell table:style-name="Tabella1.C2" office:value-type="string">
            <text:p text:style-name="P19">NO</text:p>
          </table:table-cell>
        </table:table-row>
        <table:table-row>
          <table:table-cell table:style-name="Tabella1.A2" office:value-type="string">
            <text:p text:style-name="P9">Recorder_Degree</text:p>
            <text:p text:style-name="P3"/>
            <text:p text:style-name="P10">INPUT: GRADO, J-TRAIN, J-CV</text:p>
            <text:p text:style-name="P15">OUTPUT: <text:span text:style-name="T2">NIENTE</text:span></text:p>
            <text:p text:style-name="P17">(METODO RECORD)</text:p>
            <text:p text:style-name="P17"/>
            <text:p text:style-name="P11">INPUT: <text:span text:style-name="T2">NIENTE</text:span></text:p>
            <text:p text:style-name="P16">OUTPUT: <text:span text:style-name="T2">TUPLA CONTENENTE LE 3 LISTE</text:span></text:p>
            <text:p text:style-name="P18">(<text:span text:style-name="T2">METODO GET</text:span>)</text:p>
          </table:table-cell>
          <table:table-cell table:style-name="Tabella1.A2" office:value-type="string">
            <text:p text:style-name="P3">Serve per registrare come varia il grado di un modello e l’errore nel caso di allenamenti multipli con grado che aumenta ad ogni allenamento.</text:p>
          </table:table-cell>
          <table:table-cell table:style-name="Tabella1.C2" office:value-type="string">
            <text:p text:style-name="P19">NO</text:p>
          </table:table-cell>
        </table:table-row>
        <table:table-row>
          <table:table-cell table:style-name="Tabella1.A2" office:value-type="string">
            <text:p text:style-name="P9">MSE</text:p>
            <text:p text:style-name="P3"/>
            <text:p text:style-name="P13">INPUT: LISTA <text:span text:style-name="T6">OSSERVAZIONI</text:span>, LISTA ETICHETTE<text:span text:style-name="T2">, MODELLO</text:span></text:p>
            <text:p text:style-name="P16">OUTPUT: <text:span text:style-name="T2">VALORE FLOAT</text:span></text:p>
            <text:p text:style-name="P18"><text:span text:style-name="T2">(METODO MSE</text:span>)</text:p>
          </table:table-cell>
          <table:table-cell table:style-name="Tabella1.A2" office:value-type="string">
            <text:p text:style-name="P3">Questa classe calcola l’MSE sul Dataset in input sfruttando un Modello, anch’esso passato in input</text:p>
          </table:table-cell>
          <table:table-cell table:style-name="Tabella1.C2" office:value-type="string">
            <text:p text:style-name="P19">NO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20:42:37.889498840</meta:creation-date>
    <dc:date>2019-01-01T22:19:31.181846341</dc:date>
    <meta:editing-duration>PT16M58S</meta:editing-duration>
    <meta:editing-cycles>10</meta:editing-cycles>
    <meta:generator>LibreOffice/6.0.7.3$Linux_X86_64 LibreOffice_project/00m0$Build-3</meta:generator>
    <meta:document-statistic meta:table-count="1" meta:image-count="0" meta:object-count="0" meta:page-count="2" meta:paragraph-count="62" meta:word-count="270" meta:character-count="1718" meta:non-whitespace-character-count="1505"/>
  </office:meta>
</office:document-meta>
</file>